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5:14:15.283919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24T15:47:56.432756433</dc:date>
    <meta:editing-duration>P7DT13H10M15S</meta:editing-duration>
    <meta:editing-cycles>19</meta:editing-cycles>
    <meta:generator>LibreOffice/6.4.7.2$Linux_X86_64 LibreOffice_project/40$Build-2</meta:generator>
    <meta:document-statistic meta:table-count="4" meta:cell-count="5285" meta:object-count="0"/>
  </office:meta>
</office:document-meta>
</file>